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draw:auto-grow-width="false" fo:padding-top="0.254cm" fo:padding-bottom="0.254cm" fo:padding-left="0.127cm" fo:padding-right="0.127cm" fo:wrap-option="no-wrap" draw:shadow="hidden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visible" draw:shadow-offset-x="0.212cm" draw:shadow-offset-y="-0.202cm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/>
    </style:style>
    <style:style style:name="gr5" style:family="graphic" style:parent-style-name="standard">
      <style:graphic-properties draw:stroke="solid" svg:stroke-width="0.026cm" svg:stroke-color="#000000" draw:marker-start="msArrowEnd_20_5" draw:marker-start-width="0.37cm" draw:marker-start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/>
    </style:style>
    <style:style style:name="gr6" style:family="graphic" style:parent-style-name="standard">
      <style:graphic-properties draw:stroke="solid" svg:stroke-width="0.026cm" svg:stroke-color="#000000" draw:marker-start="msArrowEnd_20_5" draw:marker-start-width="0.37cm" draw:marker-start-center="false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/>
    </style:style>
    <style:style style:name="gr7" style:family="graphic" style:parent-style-name="standard">
      <style:graphic-properties draw:stroke="dash" draw:stroke-dash="Dash_20_2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visible" draw:shadow-offset-x="0.212cm" draw:shadow-offset-y="-0.202cm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254cm" fo:padding-bottom="0.254cm" fo:padding-left="0.127cm" fo:padding-right="0.127cm" fo:wrap-option="no-wrap" draw:shadow="visible" draw:shadow-offset-x="0.212cm" draw:shadow-offset-y="-0.202cm"/>
    </style:style>
    <style:style style:name="P1" style:family="paragraph">
      <style:paragraph-properties fo:margin-left="0cm" fo:margin-right="0cm" fo:margin-top="0cm" fo:margin-bottom="0.212cm" fo:text-align="justify" fo:text-indent="0cm" style:writing-mode="lr-tb"/>
    </style:style>
    <style:style style:name="P2" style:family="paragraph">
      <style:paragraph-properties fo:margin-top="0cm" fo:margin-bottom="0.212cm" fo:text-align="justify" style:writing-mode="lr-tb"/>
      <style:text-properties fo:font-size="12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cm" fo:margin-bottom="0.212cm" fo:text-align="center" fo:text-indent="0cm" style:writing-mode="lr-tb"/>
    </style:style>
    <style:style style:name="P5" style:family="paragraph">
      <style:paragraph-properties fo:margin-top="0cm" fo:margin-bottom="0.212cm" fo:text-align="center" style:writing-mode="lr-tb"/>
      <style:text-properties fo:font-size="12pt"/>
    </style:style>
    <style:style style:name="P6" style:family="paragraph">
      <style:paragraph-properties style:writing-mode="lr-tb"/>
      <style:text-properties fo:font-size="12pt"/>
    </style:style>
    <style:style style:name="P7" style:family="paragraph">
      <style:paragraph-properties fo:margin-left="0cm" fo:margin-right="0cm" fo:margin-top="0cm" fo:margin-bottom="0.212cm" fo:text-align="center" fo:text-indent="0cm" style:writing-mode="lr-tb">
        <style:tab-stops>
          <style:tab-stop style:position="4.32cm" style:type="center"/>
          <style:tab-stop style:position="8.64cm" style:type="right"/>
        </style:tab-stops>
      </style:paragraph-properties>
    </style:style>
    <style:style style:name="P8" style:family="paragraph">
      <style:paragraph-properties fo:margin-top="0cm" fo:margin-bottom="0.212cm" fo:text-align="center" style:writing-mode="lr-tb">
        <style:tab-stops>
          <style:tab-stop style:position="4.32cm" style:type="center"/>
          <style:tab-stop style:position="8.64cm" style:type="right"/>
        </style:tab-stops>
      </style:paragraph-properties>
      <style:text-properties fo:font-size="12pt"/>
    </style:style>
    <style:style style:name="T1" style:family="text">
      <style:text-properties fo:color="#0000ff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 style:language-complex="ar" style:country-complex="SA"/>
    </style:style>
    <style:style style:name="T2" style:family="text"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 style:language-complex="ar" style:country-complex="SA"/>
    </style:style>
    <style:style style:name="T3" style:family="text">
      <style:text-properties style:use-window-font-color="true" fo:font-family="Arial" style:font-family-generic="swiss" style:font-pitch="variable" fo:font-size="10pt" fo:language="en" fo:country="US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 style:language-complex="ar" style:country-complex="SA"/>
    </style:style>
    <style:style style:name="T4" style:family="text">
      <style:text-properties style:use-window-font-color="true"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0pt" style:language-complex="ar" style:country-complex="SA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layer="layout" svg:width="3.301cm" svg:height="0.992cm" draw:transform="rotate (1.5707963267946) translate (6.011cm 19.712cm)">
            <draw:text-box>
              <text:p text:style-name="P1"><text:span text:style-name="T1">MBIST Scan Chain</text:span></text:p>
            </draw:text-box>
          </draw:frame>
          <draw:frame draw:style-name="gr1" draw:text-style-name="P2" draw:layer="layout" svg:width="3.631cm" svg:height="0.992cm" draw:transform="rotate (1.5707963267946) translate (5cm 19.882cm)">
            <draw:text-box>
              <text:p text:style-name="P1"><text:span text:style-name="T1">Boundary Scan Chain</text:span></text:p>
            </draw:text-box>
          </draw:frame>
          <draw:frame draw:style-name="gr2" draw:text-style-name="P2" draw:layer="layout" svg:width="3.299cm" svg:height="0.66cm" svg:x="7.647cm" svg:y="13.635cm">
            <draw:text-box>
              <text:p text:style-name="P1"><text:span text:style-name="T1">Debug Scan Chain</text:span></text:p>
            </draw:text-box>
          </draw:frame>
          <draw:g>
            <draw:g>
              <draw:frame draw:style-name="gr2" draw:text-style-name="P2" draw:layer="layout" svg:width="1.597cm" svg:height="0.639cm" svg:x="3.349cm" svg:y="12.635cm">
                <draw:text-box>
                  <text:p text:style-name="P1"><text:span text:style-name="T2">TDI</text:span></text:p>
                </draw:text-box>
              </draw:frame>
              <draw:frame draw:style-name="gr2" draw:text-style-name="P2" draw:layer="layout" svg:width="1.597cm" svg:height="0.639cm" svg:x="3.349cm" svg:y="13.274cm">
                <draw:text-box>
                  <text:p text:style-name="P1"><text:span text:style-name="T2">TDO</text:span></text:p>
                  <text:p text:style-name="P1"><text:span text:style-name="T2"/></text:p>
                </draw:text-box>
              </draw:frame>
              <draw:frame draw:style-name="gr2" draw:text-style-name="P2" draw:layer="layout" svg:width="1.597cm" svg:height="0.639cm" svg:x="3.349cm" svg:y="13.912cm">
                <draw:text-box>
                  <text:p text:style-name="P1"><text:span text:style-name="T2">TCK</text:span></text:p>
                </draw:text-box>
              </draw:frame>
              <draw:frame draw:style-name="gr2" draw:text-style-name="P2" draw:layer="layout" svg:width="1.597cm" svg:height="0.639cm" svg:x="3.349cm" svg:y="14.551cm">
                <draw:text-box>
                  <text:p text:style-name="P1"><text:span text:style-name="T2">TMS</text:span></text:p>
                  <text:p text:style-name="P1"><text:span text:style-name="T2"/></text:p>
                </draw:text-box>
              </draw:frame>
              <draw:frame draw:style-name="gr2" draw:text-style-name="P2" draw:layer="layout" svg:width="1.597cm" svg:height="0.639cm" svg:x="3.349cm" svg:y="15.189cm">
                <draw:text-box>
                  <text:p text:style-name="P1"><text:span text:style-name="T2">TRSTn</text:span></text:p>
                  <text:p text:style-name="P1"><text:span text:style-name="T2"/></text:p>
                </draw:text-box>
              </draw:frame>
            </draw:g>
            <draw:frame draw:style-name="gr3" draw:text-style-name="P2" draw:layer="layout" svg:width="2.555cm" svg:height="4.241cm" svg:x="4.947cm" svg:y="12.316cm">
              <draw:text-box>
                <text:p/>
              </draw:text-box>
            </draw:frame>
            <draw:line draw:style-name="gr4" draw:text-style-name="P3" draw:layer="layout" svg:x1="3.03cm" svg:y1="13.274cm" svg:x2="4.946cm" svg:y2="13.274cm">
              <text:p/>
            </draw:line>
            <draw:line draw:style-name="gr5" draw:text-style-name="P3" draw:layer="layout" svg:x1="3.03cm" svg:y1="13.912cm" svg:x2="4.946cm" svg:y2="13.912cm">
              <text:p/>
            </draw:line>
            <draw:line draw:style-name="gr4" draw:text-style-name="P3" draw:layer="layout" svg:x1="3.03cm" svg:y1="14.551cm" svg:x2="4.935cm" svg:y2="14.551cm">
              <text:p/>
            </draw:line>
            <draw:line draw:style-name="gr4" draw:text-style-name="P3" draw:layer="layout" svg:x1="3.03cm" svg:y1="15.189cm" svg:x2="4.914cm" svg:y2="15.189cm">
              <text:p/>
            </draw:line>
            <draw:line draw:style-name="gr4" draw:text-style-name="P3" draw:layer="layout" svg:x1="3.03cm" svg:y1="15.828cm" svg:x2="4.946cm" svg:y2="15.828cm">
              <text:p/>
            </draw:line>
          </draw:g>
          <draw:line draw:style-name="gr6" draw:text-style-name="P3" draw:layer="layout" svg:x1="7.65cm" svg:y1="14.295cm" svg:x2="10.592cm" svg:y2="14.295cm">
            <text:p/>
          </draw:line>
          <draw:frame draw:style-name="gr3" draw:text-style-name="P2" draw:layer="layout" svg:width="6.928cm" svg:height="10.651cm" svg:x="10.614cm" svg:y="10.901cm">
            <draw:text-box>
              <text:p/>
            </draw:text-box>
          </draw:frame>
          <draw:frame draw:style-name="gr2" draw:text-style-name="P5" draw:layer="layout" svg:width="3.629cm" svg:height="0.639cm" svg:x="9.955cm" svg:y="10.007cm">
            <draw:text-box>
              <text:p text:style-name="P4"><text:span text:style-name="T3">Debug Interface</text:span></text:p>
              <text:p text:style-name="P1"><text:span text:style-name="T4"/></text:p>
            </draw:text-box>
          </draw:frame>
          <draw:g>
            <draw:g>
              <draw:custom-shape draw:style-name="gr7" draw:text-style-name="P6" draw:layer="layout" svg:width="4.79cm" svg:height="3.125cm" svg:x="14.733cm" svg:y="4.048cm">
                <text:p/>
                <draw:enhanced-geometry svg:viewBox="0 0 21600 21600" draw:type="rectangle" draw:enhanced-path="M 0 0 L 21600 0 21600 21600 0 21600 0 0 Z N"/>
              </draw:custom-shape>
              <draw:frame draw:style-name="gr8" draw:text-style-name="P5" draw:layer="layout" svg:width="3.513cm" svg:height="2.486cm" svg:x="15.37cm" svg:y="4.355cm">
                <draw:text-box>
                  <text:p text:style-name="P4"><text:span text:style-name="T3">CPU</text:span></text:p>
                  <text:p text:style-name="P4"><text:span text:style-name="T3">+</text:span></text:p>
                  <text:p text:style-name="P4"><text:span text:style-name="T3">CPU Development Interface</text:span></text:p>
                </draw:text-box>
              </draw:frame>
              <draw:frame draw:style-name="gr2" draw:text-style-name="P2" draw:layer="layout" svg:width="2.236cm" svg:height="0.639cm" svg:x="14.731cm" svg:y="3.41cm">
                <draw:text-box>
                  <text:p text:style-name="P1"><text:span text:style-name="T3">CPU n</text:span></text:p>
                </draw:text-box>
              </draw:frame>
            </draw:g>
            <draw:g>
              <draw:custom-shape draw:style-name="gr7" draw:text-style-name="P6" draw:layer="layout" svg:width="4.79cm" svg:height="3.125cm" svg:x="9.297cm" svg:y="4.048cm">
                <text:p/>
                <draw:enhanced-geometry svg:viewBox="0 0 21600 21600" draw:type="rectangle" draw:enhanced-path="M 0 0 L 21600 0 21600 21600 0 21600 0 0 Z N"/>
              </draw:custom-shape>
              <draw:frame draw:style-name="gr8" draw:text-style-name="P5" draw:layer="layout" svg:width="3.513cm" svg:height="2.486cm" svg:x="9.933cm" svg:y="4.355cm">
                <draw:text-box>
                  <text:p text:style-name="P4"><text:span text:style-name="T3">CPU</text:span></text:p>
                  <text:p text:style-name="P4"><text:span text:style-name="T3">+</text:span></text:p>
                  <text:p text:style-name="P4"><text:span text:style-name="T3">CPU Development Interface</text:span></text:p>
                </draw:text-box>
              </draw:frame>
              <draw:frame draw:style-name="gr2" draw:text-style-name="P2" draw:layer="layout" svg:width="2.236cm" svg:height="0.639cm" svg:x="9.295cm" svg:y="3.41cm">
                <draw:text-box>
                  <text:p text:style-name="P1"><text:span text:style-name="T3">CPU 1</text:span></text:p>
                </draw:text-box>
              </draw:frame>
            </draw:g>
          </draw:g>
          <draw:frame draw:style-name="gr8" draw:text-style-name="P5" draw:layer="layout" svg:width="4.619cm" svg:height="0.959cm" svg:x="11.935cm" svg:y="8.356cm">
            <draw:text-box>
              <text:p text:style-name="P4"><text:span text:style-name="T3">MUX logic</text:span></text:p>
            </draw:text-box>
          </draw:frame>
          <draw:frame draw:style-name="gr8" draw:text-style-name="P5" draw:layer="layout" svg:width="1.65cm" svg:height="0.66cm" svg:x="5.337cm" svg:y="15.614cm">
            <draw:text-box>
              <text:p text:style-name="P4"><text:span text:style-name="T3">MUX</text:span></text:p>
            </draw:text-box>
          </draw:frame>
          <draw:frame draw:style-name="gr2" draw:text-style-name="P8" draw:layer="layout" svg:width="2.969cm" svg:height="0.639cm" svg:x="4.347cm" svg:y="11.326cm">
            <draw:text-box>
              <text:p text:style-name="P7"><text:span text:style-name="T3">TAP Controller</text:span></text:p>
              <text:p text:style-name="P1"><text:span text:style-name="T3"/></text:p>
              <text:p text:style-name="P1"><text:span text:style-name="T4"/></text:p>
            </draw:text-box>
          </draw:frame>
          <draw:frame draw:style-name="gr8" draw:text-style-name="P5" draw:layer="layout" svg:width="1.65cm" svg:height="0.66cm" svg:x="5.337cm" svg:y="12.976cm">
            <draw:text-box>
              <text:p text:style-name="P4"><text:span text:style-name="T3">FSM</text:span></text:p>
            </draw:text-box>
          </draw:frame>
          <draw:frame draw:style-name="gr8" draw:text-style-name="P5" draw:layer="layout" svg:width="1.65cm" svg:height="0.66cm" svg:x="5.337cm" svg:y="14.295cm">
            <draw:text-box>
              <text:p text:style-name="P4"><text:span text:style-name="T3">ID</text:span></text:p>
            </draw:text-box>
          </draw:frame>
          <draw:line draw:style-name="gr6" draw:text-style-name="P3" draw:layer="layout" svg:x1="12.925cm" svg:y1="8.357cm" svg:x2="12.925cm" svg:y2="7.038cm">
            <text:p/>
          </draw:line>
          <draw:line draw:style-name="gr6" draw:text-style-name="P3" draw:layer="layout" svg:x1="15.564cm" svg:y1="8.357cm" svg:x2="15.564cm" svg:y2="7.038cm">
            <text:p/>
          </draw:line>
          <draw:line draw:style-name="gr6" draw:text-style-name="P3" draw:layer="layout" svg:x1="14.247cm" svg:y1="9.347cm" svg:x2="14.247cm" svg:y2="10.996cm">
            <text:p/>
          </draw:line>
          <draw:frame draw:style-name="gr9" draw:text-style-name="P5" draw:layer="layout" svg:width="7.259cm" svg:height="0.992cm" draw:transform="rotate (1.5707963267946) translate (11.236cm 21.112cm)">
            <draw:text-box>
              <text:p text:style-name="P4"><text:span text:style-name="T3">MUX</text:span></text:p>
            </draw:text-box>
          </draw:frame>
          <draw:custom-shape draw:style-name="gr7" draw:text-style-name="P6" draw:layer="layout" svg:width="4.289cm" svg:height="2.31cm" svg:x="12.925cm" svg:y="11.65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3.629cm" svg:height="0.639cm" svg:x="12.593cm" svg:y="10.996cm">
            <draw:text-box>
              <text:p text:style-name="P1"><text:span text:style-name="T3">CPU sub-module</text:span></text:p>
              <text:p text:style-name="P1"><text:span text:style-name="T4"/></text:p>
            </draw:text-box>
          </draw:frame>
          <draw:frame draw:style-name="gr2" draw:text-style-name="P2" draw:layer="layout" svg:width="3.959cm" svg:height="0.639cm" svg:x="12.597cm" svg:y="14.295cm">
            <draw:text-box>
              <text:p text:style-name="P1"><text:span text:style-name="T3">WISHB. sub-module</text:span></text:p>
              <text:p text:style-name="P1"><text:span text:style-name="T4"/></text:p>
            </draw:text-box>
          </draw:frame>
          <draw:g>
            <draw:custom-shape draw:style-name="gr7" draw:text-style-name="P6" draw:layer="layout" svg:width="3.513cm" svg:height="1.98cm" svg:x="12.925cm" svg:y="18.25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3.959cm" svg:height="0.639cm" svg:x="12.597cm" svg:y="17.593cm">
              <draw:text-box>
                <text:p text:style-name="P1"><text:span text:style-name="T3">Optional sub-modules</text:span></text:p>
                <text:p text:style-name="P1"><text:span text:style-name="T4"/></text:p>
              </draw:text-box>
            </draw:frame>
          </draw:g>
          <draw:frame draw:style-name="gr8" draw:text-style-name="P5" draw:layer="layout" svg:width="1.65cm" svg:height="0.66cm" svg:x="13.255cm" svg:y="11.986cm">
            <draw:text-box>
              <text:p text:style-name="P4"><text:span text:style-name="T3">FSM</text:span></text:p>
            </draw:text-box>
          </draw:frame>
          <draw:frame draw:style-name="gr8" draw:text-style-name="P5" draw:layer="layout" svg:width="1.65cm" svg:height="0.66cm" svg:x="13.255cm" svg:y="12.976cm">
            <draw:text-box>
              <text:p text:style-name="P4"><text:span text:style-name="T3">MUX</text:span></text:p>
            </draw:text-box>
          </draw:frame>
          <draw:frame draw:style-name="gr8" draw:text-style-name="P5" draw:layer="layout" svg:width="1.65cm" svg:height="0.66cm" svg:x="15.234cm" svg:y="11.986cm">
            <draw:text-box>
              <text:p text:style-name="P4"><text:span text:style-name="T3">Reg.</text:span></text:p>
            </draw:text-box>
          </draw:frame>
          <draw:frame draw:style-name="gr9" draw:text-style-name="P5" draw:layer="layout" svg:width="1.652cm" svg:height="0.992cm" draw:transform="rotate (1.5707963267946) translate (11.168cm 13.184cm)">
            <draw:text-box>
              <text:p text:style-name="P4"><text:span text:style-name="T3">CRC</text:span></text:p>
            </draw:text-box>
          </draw:frame>
          <draw:custom-shape draw:style-name="gr7" draw:text-style-name="P6" draw:layer="layout" svg:width="4.289cm" svg:height="2.31cm" svg:x="12.925cm" svg:y="14.95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5" draw:layer="layout" svg:width="1.65cm" svg:height="0.66cm" svg:x="13.255cm" svg:y="15.284cm">
            <draw:text-box>
              <text:p text:style-name="P4"><text:span text:style-name="T3">FSM</text:span></text:p>
            </draw:text-box>
          </draw:frame>
          <draw:frame draw:style-name="gr8" draw:text-style-name="P5" draw:layer="layout" svg:width="1.65cm" svg:height="0.66cm" svg:x="13.255cm" svg:y="16.274cm">
            <draw:text-box>
              <text:p text:style-name="P4"><text:span text:style-name="T3">MUX</text:span></text:p>
            </draw:text-box>
          </draw:frame>
          <draw:frame draw:style-name="gr8" draw:text-style-name="P5" draw:layer="layout" svg:width="1.65cm" svg:height="0.66cm" svg:x="15.234cm" svg:y="15.284cm">
            <draw:text-box>
              <text:p text:style-name="P4"><text:span text:style-name="T3">Logic</text:span></text:p>
            </draw:text-box>
          </draw:frame>
          <draw:frame draw:style-name="gr8" draw:text-style-name="P5" draw:layer="layout" svg:width="1.65cm" svg:height="0.66cm" svg:x="15.234cm" svg:y="12.976cm">
            <draw:text-box>
              <text:p text:style-name="P4"><text:span text:style-name="T3">Logic</text:span></text:p>
            </draw:text-box>
          </draw:frame>
          <draw:line draw:style-name="gr4" draw:text-style-name="P3" draw:layer="layout" svg:x1="5.671cm" svg:y1="16.558cm" svg:x2="5.671cm" svg:y2="20.186cm">
            <text:p/>
          </draw:line>
          <draw:line draw:style-name="gr4" draw:text-style-name="P3" draw:layer="layout" svg:x1="6.658cm" svg:y1="16.604cm" svg:x2="6.658cm" svg:y2="20.23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05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2-21T21:04:25</meta:creation-date>
    <dc:date>2008-02-21T21:07:55</dc:date>
    <meta:editing-cycles>1</meta:editing-cycles>
    <meta:editing-duration>PT3M30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